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style:font-name="Instrument Serif"/>
    </style:style>
    <style:style style:name="P2" style:family="paragraph" style:parent-style-name="Standard">
      <style:text-properties style:font-name="Instrument Serif" officeooo:paragraph-rsid="000778b4"/>
    </style:style>
    <style:style style:name="P3" style:family="paragraph" style:parent-style-name="Standard">
      <style:text-properties style:font-name="Instrument Serif" officeooo:paragraph-rsid="000c2abb"/>
    </style:style>
    <style:style style:name="P4" style:family="paragraph" style:parent-style-name="Standard">
      <style:text-properties style:font-name="Instrument Serif" officeooo:rsid="000c2abb" officeooo:paragraph-rsid="000c2abb"/>
    </style:style>
    <style:style style:name="P5" style:family="paragraph" style:parent-style-name="Standard">
      <style:text-properties style:font-name="Instrument Serif" officeooo:paragraph-rsid="000a7e69" fo:background-color="transparent"/>
    </style:style>
    <style:style style:name="P6" style:family="paragraph" style:parent-style-name="Standard">
      <style:text-properties style:font-name="Instrument Serif" officeooo:paragraph-rsid="0009a9c8"/>
    </style:style>
    <style:style style:name="P7" style:family="paragraph" style:parent-style-name="Standard">
      <style:text-properties style:font-name="Instrument Serif" officeooo:rsid="000cf9a6" officeooo:paragraph-rsid="000cf9a6"/>
    </style:style>
    <style:style style:name="P8" style:family="paragraph" style:parent-style-name="Standard">
      <style:text-properties style:font-name="Instrument Serif" officeooo:rsid="000e6e33" officeooo:paragraph-rsid="000e6e33"/>
    </style:style>
    <style:style style:name="T1" style:family="text">
      <style:text-properties officeooo:rsid="000c2abb"/>
    </style:style>
    <style:style style:name="T2" style:family="text">
      <style:text-properties officeooo:rsid="000778b4"/>
    </style:style>
    <style:style style:name="T3" style:family="text">
      <style:text-properties officeooo:rsid="0009a9c8"/>
    </style:style>
    <style:style style:name="T4" style:family="text">
      <style:text-properties officeooo:rsid="0009a9c8" fo:background-color="transparent" loext:char-shading-value="0"/>
    </style:style>
    <style:style style:name="T5" style:family="text">
      <style:text-properties officeooo:rsid="000a7e69"/>
    </style:style>
    <style:style style:name="T6" style:family="text">
      <style:text-properties officeooo:rsid="000e6e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</text:span>United States<text:span text:style-name="T2"> </text:span>Constitution<text:span text:style-name="T1"> is a preamble, seven</text:span><text:span text:style-name="T2"> </text:span><text:span text:style-name="T1">a</text:span><text:span text:style-name="T2">rticles</text:span><text:span text:style-name="T1"> and twenty-seven a</text:span><text:span text:style-name="T2">mendments</text:span><text:span text:style-name="T1">.</text:span></text:p>
      <text:p text:style-name="P1"/>
      <text:p text:style-name="P2"><text:span text:style-name="T2"><text:s/>Article <text:s/>I has <text:s/>10 Sections 1, 2, 3, 4, 5, 6, 7, 8, 9 and 10 of 24</text:span></text:p>
      <text:p text:style-name="P2"><text:span text:style-name="T2"><text:s/>Article II has <text:s text:c="2"/>4 Sections 11, 12, 13 and 14 of 24</text:span></text:p>
      <text:p text:style-name="P2"><text:span text:style-name="T2">Article III has <text:s text:c="2"/>3 Sections 15, 16 and 17 of 24</text:span></text:p>
      <text:p text:style-name="P2"><text:span text:style-name="T2">Article IV has <text:s text:c="2"/>4 Sections 18,19,20 and 21 of 24</text:span></text:p>
      <text:p text:style-name="P2"><text:span text:style-name="T2"><text:s/>Article <text:s/>V has <text:s text:c="2"/>1 Section <text:s text:c="2"/>22 of 24</text:span></text:p>
      <text:p text:style-name="P2"><text:span text:style-name="T2"><text:s/>Article <text:s/>VI has <text:s/>1 Section <text:s text:c="2"/>23 of 24</text:span></text:p>
      <text:p text:style-name="P2"><text:span text:style-name="T2">Article <text:s text:c="2"/>VII has 1 Section <text:s text:c="2"/>24 of 24</text:span></text:p>
      <text:p text:style-name="P3"/>
      <text:p text:style-name="P2"><text:span text:style-name="T3">First Amendment through the </text:span>Twelfth Amendment<text:span text:style-name="T3"> have 1 section.</text:span></text:p>
      <text:p text:style-name="P3">Thirteenth Amendment has 2 sections.</text:p>
      <text:p text:style-name="P3">Fourteenth Amendment<text:span text:style-name="T1"> has 5 sections.</text:span></text:p>
      <text:p text:style-name="P3">Fifteenth Amendment<text:span text:style-name="T1"> has 2 sections.</text:span></text:p>
      <text:p text:style-name="P3"><text:span text:style-name="T3">Sixteenth Amendment through the </text:span><text:span text:style-name="T4">Nineteenth</text:span><text:span text:style-name="T3"> Amendment have 1 section.</text:span></text:p>
      <text:p text:style-name="P3">Twentieth Amendment<text:span text:style-name="T1"> has 6 sections.</text:span></text:p>
      <text:p text:style-name="P4">Twenty-First Amendment has 3 sections.</text:p>
      <text:p text:style-name="P2">Twenty-Second Amendment has 2 sections.</text:p>
      <text:p text:style-name="P5">Twenty-Third Amendment<text:span text:style-name="T5"> has </text:span><text:span text:style-name="T3">2 sections.</text:span></text:p>
      <text:p text:style-name="P2"><text:span text:style-name="T3">Twenty-Fourth Amendment has 2 sections.</text:span></text:p>
      <text:p text:style-name="P6"><text:span text:style-name="T3">Twenty-Fifth Amendment has 4 sections.</text:span></text:p>
      <text:p text:style-name="P2">Twenty-Sixth Amendment<text:span text:style-name="T3"> has 2 sections.</text:span></text:p>
      <text:p text:style-name="P6">Twenty-Seventh Amendment<text:span text:style-name="T3"> has 1 section.</text:span></text:p>
      <text:p text:style-name="P6"/>
      <text:p text:style-name="P7"><text:s text:c="3"/>1 <text:s text:c="6"/>Preamble section</text:p>
      <text:p text:style-name="P7">24 <text:s text:c="12"/>Article sections</text:p>
      <text:p text:style-name="P7">47 <text:s/>Amendment sections (12+2+5+2+4+6+3+2+2+2+4+2+1)= 47</text:p>
      <text:p text:style-name="P7"/>
      <text:p text:style-name="P7">1 + 24 + 47 = 72</text:p>
      <text:p text:style-name="P7"/>
      <text:p text:style-name="P7">The U.S. Constitution has 72 Sections.</text:p>
      <text:p text:style-name="P7"/>
      <text:p text:style-name="P8">The Preamble is 52 words.</text:p>
      <text:p text:style-name="P7">Article<text:span text:style-name="T6"> </text:span>I<text:span text:style-name="T6"> is 2266 words and 13099 characters.</text:span></text:p>
      <text:p text:style-name="P8">Article I Section 1 is <text:s/>1 statement 25 words, 149 letters 151 characters.</text:p>
      <text:p text:style-name="P8">Article I Section 2 is 7 statements 294 words and 1800 characters.</text:p>
      <text:p text:style-name="P8">Article I Section 3 is 25 word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16:45:44.590140075</meta:creation-date>
    <dc:title>template</dc:title>
    <meta:editing-duration>PT47M32S</meta:editing-duration>
    <meta:editing-cycles>8</meta:editing-cycles>
    <meta:generator>LibreOffice/25.8.2.2$Linux_X86_64 LibreOffice_project/580$Build-2</meta:generator>
    <dc:date>2025-12-07T17:44:19.559927758</dc:date>
    <meta:document-statistic meta:table-count="0" meta:image-count="0" meta:object-count="0" meta:page-count="1" meta:paragraph-count="31" meta:word-count="229" meta:character-count="1367" meta:non-whitespace-character-count="1121"/>
    <meta:template xlink:type="simple" xlink:actuate="onRequest" xlink:title="template" xlink:href="../../.config/libreoffice/4/user/template/template.ott" meta:date="2025-12-07T16:45:44.091872522"/>
  </office:meta>
</office:document-meta>
</file>